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Lecture 12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ntroller specs &amp; code cover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ler Spe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milar to model specs</text:p>
              </text:list-item>
              <text:list-item>
                <text:p>Test controller functionality by performing actual requests to the application</text:p>
              </text:list-item>
              <text:list-item>
                <text:p>Controller specs reside in spec/controllers directory</text:p>
              </text:list-item>
              <text:list-item>
                <text:p>Making test requests to the application is achieved using the get/post :action, params methods</text:p>
              </text:list-item>
              <text:list-item>
                <text:p>Examples:</text:p>
                <text:list>
                  <text:list-item>
                    <text:p>get :index, params: { test: 1 } # Calls the index action with <text:s/>parameters test = 1</text:p>
                  </text:list-item>
                  <text:list-item>
                    <text:p>post :update, params: { test: 2 } # Calss the update action with parameters test =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st Controller Spec<text:line-break/>login 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nerate a spec for the login controller</text:p>
                <text:list>
                  <text:list-item>
                    <text:p>bundle exec rails generate rspec:controller Users</text:p>
                  </text:list-item>
                </text:list>
              </text:list-item>
              <text:list-item>
                <text:p>Create a describe block for the login action</text:p>
                <text:p>describe 'login' do</text:p>
                <text:p>end</text:p>
              </text:list-item>
              <text:list-item>
                <text:p>Create an 'it' block and test if controller rendered login view</text:p>
                <text:p>it 'shows the login form' do</text:p>
                <text:list>
                  <text:list-header>
                    <text:p>get :login</text:p>
                    <text:p>expect(response).to render_template(:login)</text:p>
                  </text:list-header>
                </text:list>
                <text:p>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Controller Redir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describe block for the authenticate action</text:p>
                <text:p>describe 'authenticate' do</text:p>
                <text:p>end</text:p>
              </text:list-item>
              <text:list-item>
                <text:p>Create a new it block which checks redirection on failed email/password combination</text:p>
                <text:p>it 'redirects to index when wrong credentials' do</text:p>
                <text:list>
                  <text:list-header>
                    <text:p>post :authenticate, { email: 'test', password: 'test' }</text:p>
                    <text:p>expect(response).to redirect_to('/')</text:p>
                  </text:list-header>
                </text:list>
                <text:p>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Controller Error 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spec which checks if flash is populated with an error message when wrong credentials are given</text:p>
                <text:p>it 'adds an error to the flash on wrong credentials' do</text:p>
                <text:list>
                  <text:list-header>
                    <text:p>post :authenticate, { email: 'test', password: 'test' }</text:p>
                    <text:p>expect(flash[:error]).to match(/Invalid email or password/)</text:p>
                  </text:list-header>
                </text:list>
                <text:p>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actions which require log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third parameter to get|post methods in controller specs can be used to setup session variables for the request</text:p>
                <text:p>get :index, { param: 1 }, { session_param: 'test' } # Set session_param to <text:s/>'test' in the 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fore each blocks in spe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ecs often require common setup before the actual test is run (Creating a user for example)</text:p>
              </text:list-item>
              <text:list-item>
                <text:p>This setup can be extracted in before(:each) blocks in the specs</text:p>
              </text:list-item>
              <text:list-item>
                <text:p>These blocks run before each spe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 controller spe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spec which checks the redirect on successful login</text:p>
              </text:list-item>
              <text:list-item>
                <text:p>Create a spec which checks if the user session has been created on successful login</text:p>
              </text:list-item>
              <text:list-item>
                <text:p>Create a before(:each) block for the welcome controller, which creates the necessary user</text:p>
              </text:list-item>
              <text:list-item>
                <text:p>Create specs for the status action of the welcome controller</text:p>
              </text:list-item>
              <text:list-item>
                <text:p>Create specs for the index action of the welcome contro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verage Re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all the simplecove gem, used for coverage reporting</text:p>
                <text:list>
                  <text:list-header>
                    <text:p>gem 'simplecov', :require =&gt; false, :group =&gt; :test</text:p>
                  </text:list-header>
                </text:list>
              </text:list-item>
              <text:list-item>
                <text:p>Setup simplecov in spec/rails_helper</text:p>
                <text:list>
                  <text:list-header>
                    <text:p># Add this to the top of spec/rails_helper.rb</text:p>
                    <text:p>require 'simplecov'</text:p>
                    <text:p>SimpleCov.start</text:p>
                  </text:list-header>
                </text:list>
              </text:list-item>
              <text:list-item>
                <text:p>Run all tests</text:p>
                <text:list>
                  <text:list-item>
                    <text:p>Bundle exec rake spec</text:p>
                  </text:list-item>
                </text:list>
              </text:list-item>
              <text:list-item>
                <text:p>Coverage report is generated in coverage/index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 image embedding in statu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 URI.extract(string) to extract links in a posted status</text:p>
              </text:list-item>
              <text:list-item>
                <text:p>Replace the links with</text:p>
                <text:list>
                  <text:list-header>
                    <text:p>&lt;img src=”LINK” /&gt;</text:p>
                  </text:list-header>
                </text:list>
              </text:list-item>
              <text:list-item>
                <text:p>User .html_safe helper in views to display html (status.html_safe)</text:p>
              </text:list-item>
              <text:list-item>
                <text:p>Use the TDD appro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06:19:12.593276647</meta:creation-date>
    <dc:date>2015-06-01T07:08:48.916931832</dc:date>
    <meta:editing-duration>PT49M27S</meta:editing-duration>
    <meta:editing-cycles>19</meta:editing-cycles>
    <meta:generator>LibreOffice/4.4.3.2$Linux_X86_64 LibreOffice_project/40m0$Build-2</meta:generator>
    <meta:document-statistic meta:object-count="61"/>
  </office:meta>
</office:document-meta>
</file>